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09f08"/>
    </style:style>
    <style:style style:name="P2"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2a527"/>
    </style:style>
    <style:style style:name="P3"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paragraph-rsid="0014185e"/>
    </style:style>
    <style:style style:name="P4"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1ead2" officeooo:paragraph-rsid="0011ead2"/>
    </style:style>
    <style:style style:name="P5"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09f08" officeooo:paragraph-rsid="0015a49a"/>
    </style:style>
    <style:style style:name="P6"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4185e" officeooo:paragraph-rsid="0014185e"/>
    </style:style>
    <style:style style:name="P7"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5a49a" officeooo:paragraph-rsid="0015a49a"/>
    </style:style>
    <style:style style:name="P8" style:family="paragraph" style:parent-style-name="Standard">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officeooo:rsid="001126ac" officeooo:paragraph-rsid="0015a49a"/>
    </style:style>
    <style:style style:name="T1" style:family="text">
      <style:text-properties officeooo:rsid="00109f08"/>
    </style:style>
    <style:style style:name="T2" style:family="text">
      <style:text-properties officeooo:rsid="0011ead2"/>
    </style:style>
    <style:style style:name="T3" style:family="text">
      <style:text-properties officeooo:rsid="0012a527"/>
    </style:style>
    <style:style style:name="T4" style:family="text">
      <style:text-properties officeooo:rsid="00134de9"/>
    </style:style>
    <style:style style:name="T5" style:family="text">
      <style:text-properties fo:background-color="#ffff00" loext:char-shading-value="0"/>
    </style:style>
    <style:style style:name="T6" style:family="text">
      <style:text-properties officeooo:rsid="00143d81" fo:background-color="#ffff00"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I have analysed</text:span> historical data from a Pacific Island population which suffered severe epidemics of infectious diseases brought by European colonialists. <text:span text:style-name="T1">I have conducted statistical analyses on the data set exploring the significance of ethnicity and age on the mortality due to measles. The main focus of this </text:span>project<text:span text:style-name="T1"> initially was to</text:span> build a <text:s/>model of the Rotuman measles epidemic and determine whether a genetic factor offering resistance to measles mortality could have spread in the Rotuman population over a very short time scale. <text:span text:style-name="T3">I have looked at the first</text:span> measles epidemic and <text:span text:style-name="T3">assessed</text:span> whether <text:span text:style-name="T1">there could have been </text:span>a <text:span text:style-name="T4">genotype present</text:span> <text:span text:style-name="T4">already on the island that enhanced</text:span> measles mortality <text:span text:style-name="T4">and fell to low frequencies in the population after the first large outbreak of measles. </text:span></text:p>
      <text:p text:style-name="P2"/>
      <text:p text:style-name="P5">I have explored the possibility of one or more loci being involved and the implications on the genetic makeup of the island given these assumptions. More specifically, by making assumptions on the mortality rates for those with genetic enhanced susceptibility I have explored the gene frequency likely in the first epidemic. Using these assumptions I have then look at the gene frequencies possible in the next generation and therefore how much of an impact a single devastating epidemic could have had on the genetic makeup of the island. <text:span text:style-name="T2">I have now begun looking at the possibility of coinfection with another pathogen occurring in the first epidemic leading to such high mortality. I currently have a compartmental model involving only two infectious diseases.</text:span></text:p>
      <text:p text:style-name="P4"/>
      <text:p text:style-name="P6">I have also further explored haemoglobin based adaption to malaria. I have expanded my previous work on the effect increased transmissibility from haemoglobin C carriers including coinfection (with malaria) into the model. I have compared the effect of including coinfection in my model, specifically focusing on whether this would line up with data available on the number of transmitting people in populations with haemoglobin C.</text:p>
      <text:p text:style-name="P3"/>
      <text:p text:style-name="P8"><text:span text:style-name="T5">I found when 2 loci were involved the frequency of the alleles would need to be very high. </text:span><text:span text:style-name="T6">This</text:span><text:span text:style-name="T5"> mak</text:span><text:span text:style-name="T6">es</text:span><text:span text:style-name="T5"> the likelihood of this happening and not being </text:span><text:span text:style-name="T6">recognised</text:span><text:span text:style-name="T5"> in other populations low. When there is only one locus involved if we assume those homozygous for the mutation have enhanced susceptibility the allele frequencies we calculate are more realistic. However we still would predict a large amount of the population having enhanced susceptibility in subsequent epidemics which does not fit with the data. Since we only have deaths recorded for measles and not cases we can not accurately estimate the reproductive ratio</text:span></text:p>
      <text:p text:style-name="P7">200 words</text:p>
      <text:p text:style-name="P7"/>
      <text:p text:style-name="P7">I will use my coinfection model to compare with the data. I currently use ODEs but I will also use a stochastic model to see the impact that would have. This could then be fitted to data. I will also consider extending my model to include tuberculosis as well as measles and some gastro-intestinal infectious disease. Currently the mystery gastro-intestinal disease is modelled using SIS dynamics but I will also explore the possible dynamics this disease could have. </text:p>
      <text:p text:style-name="P7"><text:soft-page-break/>I also plan on revisiting my work on haemoglobin based adaption to malaria.</text:p>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3:36:52.393417687</meta:creation-date>
    <dc:date>2019-03-06T19:02:30.897341862</dc:date>
    <meta:editing-duration>PT1H2M28S</meta:editing-duration>
    <meta:editing-cycles>5</meta:editing-cycles>
    <meta:generator>LibreOffice/5.1.6.2$Linux_X86_64 LibreOffice_project/10m0$Build-2</meta:generator>
    <meta:document-statistic meta:table-count="0" meta:image-count="0" meta:object-count="0" meta:page-count="2" meta:paragraph-count="7" meta:word-count="507" meta:character-count="3156" meta:non-whitespace-character-count="2653"/>
  </office:meta>
</office:document-meta>
</file>